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USTOM:CLEAROPENING&amp;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office:value-type="string">
            <text:p>add explosion</text:p>
          </table:table-cell>
          <table:table-cell table:number-columns-repeated="1021"/>
        </table:table-row>
        <table:table-row table:style-name="ro1">
          <table:table-cell office:value-type="string">
            <text:p>bigBotW6</text:p>
          </table:table-cell>
          <table:table-cell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office:value-type="string">
            <text:p>fade to black</text:p>
          </table:table-cell>
          <table:table-cell table:number-columns-repeated="1021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HIEVO:boss3help&amp;_ALIGNGOOD:1&amp;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8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7},{"q":"player.techAxis &lt;= 0 &amp;&amp; player.ethicsAxis &lt; 0","v":4},{"q":"true","v":10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BLACKTEXT: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TEXT:naturalGood(1-6)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BLACKTEXT:naturalBad0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TEXT:naturalBad(1-6)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BLACKTEXT: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TEXT:industrialGood(1-6)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TEXT:industrialBad(1-6)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4/07/2018</text:date>, <text:time>14:5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4-07T14:55:52.53</dc:date>
    <dc:creator>Seab Dinch</dc:creator>
    <meta:editing-duration>P83DT19H8M35S</meta:editing-duration>
    <meta:editing-cycles>735</meta:editing-cycles>
    <meta:generator>OpenOffice/4.1.2$Win32 OpenOffice.org_project/412m3$Build-9782</meta:generator>
    <meta:document-statistic meta:table-count="3" meta:cell-count="1515" meta:object-count="0"/>
  </office:meta>
</office:document-meta>
</file>